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E8000007E07A6F6A6C607DCF9F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5.331cm, 6.174cm, 5.41cm, 11.01cm)" draw:image-opacity="100%" style:mirror="none"/>
      <style:paragraph-properties style:writing-mode="lr-tb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8.399cm" svg:height="11.704cm" svg:x="0.201cm" svg:y="0.201cm">
          <draw:image xlink:href="Pictures/10000000000005E8000007E07A6F6A6C607DCF9F.jpg" xlink:type="simple" xlink:show="embed" xlink:actuate="onLoad" draw:mime-type="image/jpeg">
            <text:p text:style-name="P1"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9cm" fo:page-height="1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16-02-18T09:47:32.733000000</meta:creation-date>
    <dc:date>2021-11-12T15:12:42.396257731</dc:date>
    <meta:editing-duration>PT2M37S</meta:editing-duration>
    <meta:editing-cycles>4</meta:editing-cycles>
    <meta:generator>LibreOffice/7.1.4.2$MacOSX_X86_64 LibreOffice_project/a529a4fab45b75fefc5b6226684193eb000654f6</meta:generator>
    <meta:document-statistic meta:object-count="1"/>
  </office:meta>
</office:document-meta>
</file>